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6847" officeooo:paragraph-rsid="001c6847"/>
    </style:style>
    <style:style style:name="P2" style:family="paragraph" style:parent-style-name="Standard">
      <style:text-properties officeooo:rsid="001c6847" officeooo:paragraph-rsid="001e59ba"/>
    </style:style>
    <style:style style:name="P3" style:family="paragraph" style:parent-style-name="Standard">
      <style:text-properties officeooo:rsid="001ddfb5" officeooo:paragraph-rsid="001ddfb5"/>
    </style:style>
    <style:style style:name="T1" style:family="text">
      <style:text-properties officeooo:rsid="001ddfb5"/>
    </style:style>
    <style:style style:name="T2" style:family="text">
      <style:text-properties officeooo:rsid="001e59b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bout</text:p>
      <text:p text:style-name="P1">VolaTALK – Private Direct Messenger</text:p>
      <text:p text:style-name="P1"/>
      <text:p text:style-name="P1">Finally free to communicate directly without the need for any central authority to capture your data. </text:p>
      <text:p text:style-name="P1"/>
      <text:p text:style-name="P1">The only way to be sure any software can be trusted is to verify if it is open source. </text:p>
      <text:p text:style-name="P1"/>
      <text:p text:style-name="P3">Your identity is stored nowhere except on your own device. This means that it cannot be recovered an case you loose access to your device, remove your browser cookies, loose your pin security code and questions, and/or access the application through another browser or device. </text:p>
      <text:p text:style-name="P3"/>
      <text:p text:style-name="P3">In order to avoid loosing your identity, <text:span text:style-name="T2">you should</text:span> make a backup <text:s/>(TODO:make backup)</text:p>
      <text:p text:style-name="P1"/>
      <text:p text:style-name="P1"><text:tab/><text:tab/><text:span text:style-name="T2">MAKE BACKUP</text:span></text:p>
      <text:p text:style-name="P1"/>
      <text:p text:style-name="P2">VolaTALK is completely open source (github) and uses Peer-to-Peer ​​​​​​Technology to connect to each other. <text:span text:style-name="T2">Anyone can connect to these peerservers, but only you can guaranty you are the legitimate owner of the id, by signing all communications with this public id (key). </text:span></text:p>
      <text:p text:style-name="P2"/>
      <text:p text:style-name="P2">All communication <text:span text:style-name="T1">is encrypted </text:span><text:span text:style-name="T2">and cannot be deciphered without the keys. Anyone is free to connect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4T20:42:36.786775291</meta:creation-date>
    <dc:date>2022-06-04T20:58:49.200933228</dc:date>
    <meta:editing-duration>PT16M12S</meta:editing-duration>
    <meta:editing-cycles>3</meta:editing-cycles>
    <meta:generator>LibreOffice/7.0.4.2$Linux_X86_64 LibreOffice_project/00$Build-2</meta:generator>
    <meta:document-statistic meta:table-count="0" meta:image-count="0" meta:object-count="0" meta:page-count="1" meta:paragraph-count="9" meta:word-count="160" meta:character-count="977" meta:non-whitespace-character-count="811"/>
  </office:meta>
</office:document-meta>
</file>